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9.60000038146973pt" style:font-size-complex="11pt"/>
    </style:style>
    <style:style style:name="P2" style:family="paragraph" style:parent-style-name="Standard">
      <style:text-properties style:font-name="Arial" fo:font-size="11pt" fo:font-weight="bold" style:font-size-asian="9.60000038146973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weight="normal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ource Sharing:</text:p>
      <text:p text:style-name="P2"/>
      <text:p text:style-name="P3">The proposed research does not involve any items subject to a resource sharing plan. However, any patents or other outcomes resulting from the proposed research will be treated according to NIH guidelin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ra Steele</meta:initial-creator>
    <meta:creation-date>2012-12-13T02:17:00</meta:creation-date>
    <dc:date>2012-12-13T02:22:13</dc:date>
    <dc:creator>Sara Steele</dc:creator>
    <meta:editing-duration>PT5M13S</meta:editing-duration>
    <meta:editing-cycles>6</meta:editing-cycles>
    <meta:generator>LibreOffice/3.3$Unix LibreOffice_project/330m19$Build-6</meta:generator>
    <meta:document-statistic meta:table-count="0" meta:image-count="0" meta:object-count="0" meta:page-count="1" meta:paragraph-count="2" meta:word-count="34" meta:character-count="222"/>
  </office:meta>
</office:document-meta>
</file>